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D8000004F12AB69A89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padding="0.049cm" fo:border="0.002cm solid #d9d9e3"/>
    </style:style>
    <style:style style:name="P3" style:family="paragraph" style:parent-style-name="Text_20_body" style:list-style-name="L2">
      <style:paragraph-properties fo:padding="0.049cm" fo:border="0.002cm solid #d9d9e3"/>
    </style:style>
    <style:style style:name="P4" style:family="paragraph" style:parent-style-name="Text_20_body">
      <style:paragraph-properties fo:padding="0.049cm" fo:border="0.002cm solid #d9d9e3"/>
      <style:text-properties style:font-name="Arial"/>
    </style:style>
    <style:style style:name="P5" style:family="paragraph" style:parent-style-name="Text_20_body" style:list-style-name="L1">
      <style:paragraph-properties fo:padding="0.049cm" fo:border="0.002cm solid #d9d9e3"/>
      <style:text-properties style:font-name="Arial"/>
    </style:style>
    <style:style style:name="P6" style:family="paragraph" style:parent-style-name="Text_20_body">
      <style:paragraph-properties fo:padding="0.049cm" fo:border="0.002cm solid #d9d9e3"/>
      <style:text-properties style:font-name="Arial" fo:font-weight="bold" style:font-weight-asian="bold" style:font-weight-complex="bold"/>
    </style:style>
    <style:style style:name="P7" style:family="paragraph" style:parent-style-name="Text_20_body" style:list-style-name="L2">
      <style:paragraph-properties fo:padding="0.049cm" fo:border="0.002cm solid #d9d9e3"/>
      <style:text-properties style:font-name="Arial"/>
    </style:style>
    <style:style style:name="P8" style:family="paragraph" style:parent-style-name="Text_20_body" style:list-style-name="L2">
      <style:paragraph-properties fo:margin-top="0cm" fo:margin-bottom="0cm" fo:padding="0.049cm" fo:border="0.002cm solid #d9d9e3"/>
    </style:style>
    <style:style style:name="P9" style:family="paragraph" style:parent-style-name="Text_20_body" style:list-style-name="L1">
      <style:paragraph-properties fo:margin-top="0cm" fo:margin-bottom="0cm" fo:padding="0.049cm" fo:border="0.002cm solid #d9d9e3"/>
      <style:text-properties style:font-name="Arial"/>
    </style:style>
    <style:style style:name="P10" style:family="paragraph" style:parent-style-name="Text_20_body">
      <style:paragraph-properties fo:break-before="page" fo:padding="0.049cm" fo:border="0.002cm solid #d9d9e3"/>
      <style:text-properties style:font-name="Arial" fo:font-weight="bold" style:font-weight-asian="bold" style:font-weight-complex="bold"/>
    </style:style>
    <style:style style:name="P11" style:family="paragraph" style:parent-style-name="Standard">
      <style:text-properties style:font-name="Arial"/>
    </style:style>
    <style:style style:name="P12" style:family="paragraph" style:parent-style-name="Standard">
      <style:text-properties style:font-name="Arial" fo:font-weight="bold" style:font-weight-asian="bold" style:font-weight-complex="bold"/>
    </style:style>
    <style:style style:name="P13" style:family="paragraph" style:parent-style-name="Standard">
      <style:paragraph-properties fo:text-align="center" style:justify-single-word="false"/>
      <style:text-properties style:font-name="Arial" fo:font-weight="bold" style:font-weight-asian="bold" style:font-weight-complex="bold"/>
    </style:style>
    <style:style style:name="P14" style:family="paragraph" style:parent-style-name="Standard">
      <style:paragraph-properties fo:text-align="center" style:justify-single-word="false"/>
      <style:text-properties style:font-name="Arial" style:text-underline-style="solid" style:text-underline-width="auto" style:text-underline-color="font-color"/>
    </style:style>
    <style:style style:name="P15" style:family="paragraph" style:parent-style-name="Standard">
      <style:paragraph-properties fo:break-before="page"/>
      <style:text-properties style:font-name="Arial" fo:font-weight="bold" style:font-weight-asian="bold" style:font-weight-complex="bold"/>
    </style:style>
    <style:style style:name="T1" style:family="text">
      <style:text-properties style:font-name="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ython opdracht</text:p>
      <text:p text:style-name="P14">i.c.m. Quantum Computing &amp; Qbits</text:p>
      <text:p text:style-name="P11"/>
      <text:p text:style-name="Text_20_body"><text:span text:style-name="T1">Implementeer de Grover's Algorithm voor zoeken in een ongeordende database met </text:span><text:span text:style-name="Source_20_Text"><text:span text:style-name="T1">n</text:span></text:span><text:span text:style-name="T1"> items. De algoritme moet werken voor elke waarde van </text:span><text:span text:style-name="Source_20_Text"><text:span text:style-name="T1">n</text:span></text:span><text:span text:style-name="T1"> en de gezochte item moet worden gevonden met een succeskans van ten minste 99%.</text:span></text:p>
      <text:p text:style-name="P4">Bij de implementatie moet de volgende criteria worden opgevolgd:</text:p>
      <text:list xml:id="list5691529038626378245" text:style-name="L1">
        <text:list-item>
          <text:p text:style-name="P9">Gebruik van Quantum Gates en Quantum Circuits.</text:p>
        </text:list-item>
        <text:list-item>
          <text:p text:style-name="P9">Implementatie van Quantum Measuring.</text:p>
        </text:list-item>
        <text:list-item>
          <text:p text:style-name="P5">Visualisatie van het Quantum Circuit en de resultaten.</text:p>
        </text:list-item>
      </text:list>
      <text:p text:style-name="P4">Voeg commentaar toe bij elke stap in de code en verduidelijk hoe de Grover's Algorithm precies werkt en waarom de gekozen implementatie correct is.</text:p>
      <text:p text:style-name="P11"/>
      <text:p text:style-name="P12"/>
      <text:p text:style-name="P15">Grover's Algorithm</text:p>
      <text:p text:style-name="Text_20_body"><text:span text:style-name="T1">De Grover's Algorithm is een quantumalgoritme dat ontwikkeld is voor het zoeken in een ongeordende database van </text:span><text:span text:style-name="Source_20_Text"><text:span text:style-name="T1">n</text:span></text:span><text:span text:style-name="T1"> items. Het werkt door middel van iteraties van een Quantum Circuit en Quantum Measuring om de zoektaak uit te voeren.</text:span></text:p>
      <text:p text:style-name="P4">In de implementatie moeten quantum gates en circuits worden gebruikt om quantumbits (qubits) te manipuleren en te berekenen. Dit is noodzakelijk omdat de Grover's Algorithm specifiek gericht is op het benutten van de parallelle verwerking van quantumcomputers om de zoektaak sneller uit te voeren.</text:p>
      <text:p text:style-name="P4">De Quantum Measuring is de stap waarbij de qubits gemeten worden en de uitkomst gedefinieerd wordt als de output van het circuit. Dit is belangrijk omdat de uitkomst van de meting een representatie is van de gezochte item in de ongeordende database.</text:p>
      <text:p text:style-name="P4">Het is ook noodzakelijk om de visualisatie van het Quantum Circuit en de resultaten toe te voegen. Dit is niet alleen visueel aantrekkelijk, maar helpt ook bij het begrijpen van hoe het algoritme werkt en of de implementatie correct is.</text:p>
      <text:p text:style-name="P4">Het is belangrijk om duidelijke commentaar toe te voegen bij elke stap in de code, zodat de gebruiker de implementatie en het werkingsprincipe van de Grover's Algorithm kan begrijpen. Dit is belangrijk omdat het begrip van het algoritme noodzakelijk is om ervoor te zorgen dat de implementatie correct is en om verder te kunnen bouwen op deze kennis in de toekomst.</text:p>
      <text:p text:style-name="P11"/>
      <text:p text:style-name="P12"/>
      <text:p text:style-name="P12">Quantum Circuit</text:p>
      <text:p text:style-name="P1">Een quantum circuit is een reeks van quantumbits (qubits) en quantum gates die samen een quantumcomputatie uitvoeren. Het is een belangrijk onderdeel van quantum computing en wordt gebruikt om complexe berekeningen uit te voeren door middel van quantummechanische principes.</text:p>
      <text:p text:style-name="P4">Een qubit is een eenheid van quantuminformatie die twee verschillende staten kan aannemen: 0 en 1. Quantum gates zijn de bouwstenen van quantum circuits en zijn vergelijkbaar met logische poorten in conventionele computers. Ze zijn verantwoordelijk voor het manipuleren van de qubits en het uitvoeren van berekeningen.</text:p>
      <text:p text:style-name="P4">Een quantum circuit kan bestaan uit verschillende lagen van qubits en gates die op een specifieke manier zijn geconfigureerd om een bepaald doel te bereiken. Na de uitvoering van het circuit wordt de uitkomst bepaald door het meten van de qubits.</text:p>
      <text:p text:style-name="P4">Quantum circuits bieden een krachtigere manier van rekenen door het benutten van parallelle verwerking en superpositie. Dit maakt ze geschikt voor vele toepassingen, zoals cryptografie, zoekalgoritmen en simulaties van complexe systemen.</text:p>
      <text:p text:style-name="P10">Opdracht voorbeeld</text:p>
      <text:p text:style-name="P4">De uitdaging is gericht op iemand die quantum computing en quantum bits heeft gestudeerd. Het idee was om een programma te schrijven dat een zoekopdracht in een ongeordende database uitvoert met behulp van de Grover's Algorithm.</text:p>
      <text:p text:style-name="P4">Hieronder vindt u een voorbeeld van hoe deze uitdaging in Python zou kunnen worden aangepakt:</text:p>
      <text:p text:style-name="P4"><draw:frame draw:style-name="fr1" draw:name="Afbeeldingen1" text:anchor-type="paragraph" svg:width="15.744cm" svg:height="20.242cm" draw:z-index="0"><draw:image xlink:href="Pictures/2000000700003D8000004F12AB69A894.svm" xlink:type="simple" xlink:show="embed" xlink:actuate="onLoad"/></draw:frame></text:p>
      <text:p text:style-name="P4"/>
      <text:p text:style-name="P10">Uitleg Voorbeeld</text:p>
      <text:p text:style-name="P2"><text:span text:style-name="T1">In dit voorbeeld wordt de </text:span><text:span text:style-name="Source_20_Text"><text:span text:style-name="T1">grovers_algorithm</text:span></text:span><text:span text:style-name="T1"> functie gedefinieerd, die de Grover's Algorithm implementeert voor zoeken in een ongeordende database. Het quantum circuit wordt gecreëerd door gebruik te maken van </text:span><text:span text:style-name="Source_20_Text"><text:span text:style-name="T1">QuantumCircuit</text:span></text:span><text:span text:style-name="T1">, </text:span><text:span text:style-name="Source_20_Text"><text:span text:style-name="T1">QuantumRegister</text:span></text:span><text:span text:style-name="T1"> en </text:span><text:span text:style-name="Source_20_Text"><text:span text:style-name="T1">ClassicalRegister</text:span></text:span><text:span text:style-name="T1"> uit de Qiskit library.</text:span></text:p>
      <text:p text:style-name="P4">De functie ontvangt de quantumregister, classicalregister, oracle en iteration als argumenten. Het circuit wordt gebouwd door toepassing van de Hadamard gates op alle qubits, de iteratie van de Grover's Algorithm, meting van de qubits en uitvoering van het circuit.</text:p>
      <text:p text:style-name="P2"><text:span text:style-name="T1">Het resultaat van het circuit wordt geretourneerd door middel van </text:span><text:span text:style-name="Source_20_Text"><text:span text:style-name="T1">result.get_counts(grover)</text:span></text:span><text:span text:style-name="T1">.</text:span></text:p>
      <text:p text:style-name="P4">Dit voorbeeld laat zien hoe de Grover's Algorithm in Python geïmplementeerd kan worden, door gebruik te maken van de Qiskit library. Het is een uitdagende opdracht voor iemand die quantum computing en quantum bits heeft gestudeerd en vertrouwd is met de Python programmeertaal. Het implementeren van een quantum algoritme, zoals de Grover's Algorithm, vereist een diepgaande kennis van quantum computing, quantum circuits en het gebruik van bibliotheken zoals Qiskit.</text:p>
      <text:p text:style-name="P4">Het bovenstaande voorbeeld is slechts een basisimplementatie en kan verder worden uitgebreid of aangepast aan de specifieke eisen van de gebruiker. Bijvoorbeeld door het toevoegen van extra qubits, meerdere iteraties of een complexere oracle functie.</text:p>
      <text:p text:style-name="P4">In feite biedt dit soort uitdagingen een uitstekende gelegenheid om de kennis en vaardigheden die zijn opgedaan tijdens het studeren van quantum computing en quantum bits in de praktijk te brengen en te verbeteren.</text:p>
      <text:p text:style-name="P4">hier zijn enkele nuttige bronnen voor verdere studie en documentatie over de onderwerpen die ik in mijn vorige antwoorden heb genoemd:</text:p>
      <text:p text:style-name="P4"/>
      <text:p text:style-name="P6"/>
      <text:p text:style-name="P10">Bronnen en Documentatie</text:p>
      <text:list xml:id="list4495708384398559044" text:style-name="L2">
        <text:list-item>
          <text:p text:style-name="P7">Quantum Computing en Quantum Bits:</text:p>
          <text:list>
            <text:list-item>
              <text:p text:style-name="P8"><text:span text:style-name="T1">IBM Quantum Experience (</text:span><text:a xlink:type="simple" xlink:href="https://quantum-computing.ibm.com/" office:target-frame-name="_new" xlink:show="replace" text:style-name="Internet_20_link" text:visited-style-name="Visited_20_Internet_20_Link"><text:span text:style-name="T1">https://quantum-computing.ibm.com/</text:span></text:a><text:span text:style-name="T1">): Dit biedt een introductie tot quantum computing en hoe het te programmeren met Qiskit.</text:span></text:p>
            </text:list-item>
            <text:list-item>
              <text:p text:style-name="P8"><text:span text:style-name="T1">Quantiki (</text:span><text:a xlink:type="simple" xlink:href="https://www.quantiki.org/" office:target-frame-name="_new" xlink:show="replace" text:style-name="Internet_20_link" text:visited-style-name="Visited_20_Internet_20_Link"><text:span text:style-name="T1">https://www.quantiki.org/</text:span></text:a><text:span text:style-name="T1">): Een online encyclopedie voor quantum computing en quantum informatie.</text:span></text:p>
            </text:list-item>
            <text:list-item>
              <text:p text:style-name="P8"><text:span text:style-name="T1">Nielsen &amp; Chuang, Quantum Computation and Quantum Information (</text:span><text:a xlink:type="simple" xlink:href="https://www.cambridge.org/core/books/quantum-computation-and-quantum-information/0FC0AEEAC2C2B6A24A0D8A932C9BF9A7" office:target-frame-name="_new" xlink:show="replace" text:style-name="Internet_20_link" text:visited-style-name="Visited_20_Internet_20_Link"><text:span text:style-name="T1">https://www.cambridge.org/core/books/quantum-computation-and-quantum-information/0FC0AEEAC2C2B6A24A0D8A932C9BF9A7</text:span></text:a><text:span text:style-name="T1">): Een uitgebreid en gezaghebbend boek over quantum computing.</text:span></text:p>
            </text:list-item>
          </text:list>
        </text:list-item>
        <text:list-item>
          <text:p text:style-name="P7">Grover's Algorithm:</text:p>
          <text:list>
            <text:list-item>
              <text:p text:style-name="P8"><text:span text:style-name="T1">Grover's Algorithm - Wikipedia (</text:span><text:a xlink:type="simple" xlink:href="https://en.wikipedia.org/wiki/Grover's_algorithm" office:target-frame-name="_new" xlink:show="replace" text:style-name="Internet_20_link" text:visited-style-name="Visited_20_Internet_20_Link"><text:span text:style-name="T1">https://en.wikipedia.org/wiki/Grover's_algorithm</text:span></text:a><text:span text:style-name="T1">): Een goede eerste stap voor een overzicht en basisbegrip van het algoritme.</text:span></text:p>
            </text:list-item>
            <text:list-item>
              <text:p text:style-name="P8"><text:span text:style-name="T1">Grover's Algorithm - Qiskit (</text:span><text:a xlink:type="simple" xlink:href="https://qiskit.org/textbook/ch-algorithms/grover.html" office:target-frame-name="_new" xlink:show="replace" text:style-name="Internet_20_link" text:visited-style-name="Visited_20_Internet_20_Link"><text:span text:style-name="T1">https://qiskit.org/textbook/ch-algorithms/grover.html</text:span></text:a><text:span text:style-name="T1">): Een gedetailleerde uitleg en implementatie van het algoritme in Qiskit.</text:span></text:p>
            </text:list-item>
            <text:list-item>
              <text:p text:style-name="P8"><text:span text:style-name="T1">Grover's Algorithm - Coursera (</text:span><text:a xlink:type="simple" xlink:href="https://www.coursera.org/lecture/quantum-computing-algorithms/grovers-algorithm-uIw13" office:target-frame-name="_new" xlink:show="replace" text:style-name="Internet_20_link" text:visited-style-name="Visited_20_Internet_20_Link"><text:span text:style-name="T1">https://www.coursera.org/lecture/quantum-computing-algorithms/grovers-algorithm-uIw13</text:span></text:a><text:span text:style-name="T1">): Een cursus over quantum computing algorithms waarin Grover's Algorithm wordt besproken.</text:span></text:p>
            </text:list-item>
          </text:list>
        </text:list-item>
        <text:list-item>
          <text:p text:style-name="P7">Qiskit:</text:p>
          <text:list>
            <text:list-item>
              <text:p text:style-name="P8"><text:span text:style-name="T1">Qiskit - IBM (</text:span><text:a xlink:type="simple" xlink:href="https://qiskit.org/" office:target-frame-name="_new" xlink:show="replace" text:style-name="Internet_20_link" text:visited-style-name="Visited_20_Internet_20_Link"><text:span text:style-name="T1">https://qiskit.org/</text:span></text:a><text:span text:style-name="T1">): Het officiële Qiskit platform en documentatie.</text:span></text:p>
            </text:list-item>
            <text:list-item>
              <text:p text:style-name="P8"><text:span text:style-name="T1">Qiskit Tutorials (</text:span><text:a xlink:type="simple" xlink:href="https://qiskit.org/documentation/tutorials/" office:target-frame-name="_new" xlink:show="replace" text:style-name="Internet_20_link" text:visited-style-name="Visited_20_Internet_20_Link"><text:span text:style-name="T1">https://qiskit.org/documentation/tutorials/</text:span></text:a><text:span text:style-name="T1">): Een reeks hands-on tutorials om mee te beginnen met Qiskit.</text:span></text:p>
            </text:list-item>
            <text:list-item>
              <text:p text:style-name="P3"><text:span text:style-name="T1">Qiskit GitHub (</text:span><text:a xlink:type="simple" xlink:href="https://github.com/Qiskit" office:target-frame-name="_new" xlink:show="replace" text:style-name="Internet_20_link" text:visited-style-name="Visited_20_Internet_20_Link"><text:span text:style-name="T1">https://github.com/Qiskit</text:span></text:a><text:span text:style-name="T1">): De broncode en bijbehorende documentatie van Qiskit op GitHub.</text:span></text:p>
            </text:list-item>
          </text:list>
        </text:list-item>
      </text:list>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2-02T13:20:27.17</meta:creation-date>
    <dc:date>2023-02-02T13:25:54.79</dc:date>
    <meta:editing-duration>PT5M28S</meta:editing-duration>
    <meta:editing-cycles>2</meta:editing-cycles>
    <meta:generator>OpenOffice/4.1.12$Win32 OpenOffice.org_project/4112m1$Build-9809</meta:generator>
    <meta:document-statistic meta:table-count="0" meta:image-count="1" meta:object-count="0" meta:page-count="5" meta:paragraph-count="43" meta:word-count="938" meta:character-count="6581"/>
  </office:meta>
</office:document-meta>
</file>